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9cm" draw:marker-start-width="0.407cm" draw:marker-end-width="0.407cm" draw:textarea-horizontal-align="center" draw:textarea-vertical-align="middle" fo:padding-top="0.009cm" fo:padding-bottom="0.009cm" fo:padding-left="0.009cm" fo:padding-right="0.009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center" draw:textarea-vertical-align="middle"/>
    </style:style>
    <style:style style:name="gr4" style:family="graphic" style:parent-style-name="standard">
      <style:graphic-properties svg:stroke-width="0.101cm" svg:stroke-color="#ff0000" draw:marker-start-width="0.649cm" draw:marker-end="Arrow" draw:marker-end-width="0.3cm" draw:textarea-horizontal-align="center" draw:textarea-vertical-align="middle" fo:padding-top="0.049cm" fo:padding-bottom="0.6cm" fo:padding-left="0.9cm" fo:padding-right="0.049cm"/>
    </style:style>
    <style:style style:name="gr5" style:family="graphic" style:parent-style-name="standard">
      <style:graphic-properties svg:stroke-width="0.101cm" svg:stroke-color="#0084d1" draw:marker-start="Arrow" draw:marker-start-width="0.3cm" draw:marker-end-width="0.649cm" draw:textarea-horizontal-align="center" draw:textarea-vertical-align="middle" fo:padding-top="0.049cm" fo:padding-bottom="0.6cm" fo:padding-left="0.049cm" fo:padding-right="0.049cm"/>
    </style:style>
    <style:style style:name="gr6" style:family="graphic" style:parent-style-name="standard">
      <style:graphic-properties svg:stroke-width="0.019cm" draw:marker-start-width="0.406cm" draw:marker-end-width="0.406cm" draw:textarea-horizontal-align="center" draw:textarea-vertical-align="middle" fo:padding-top="0.011cm" fo:padding-bottom="0.011cm" fo:padding-left="0.011cm" fo:padding-right="0.011cm"/>
    </style:style>
    <style:style style:name="gr7" style:family="graphic" style:parent-style-name="standard">
      <style:graphic-properties svg:stroke-width="0.101cm" svg:stroke-color="#000000" draw:marker-start-width="0.649cm" draw:marker-end="Arrow" draw:marker-end-width="0.3cm" draw:fill="solid" draw:fill-color="#ffffff" draw:textarea-horizontal-align="right" draw:textarea-vertical-align="middle" fo:padding-top="0.6cm" fo:padding-bottom="0.049cm" fo:padding-left="0.049cm" fo:padding-right="0.049cm"/>
    </style:style>
    <style:style style:name="gr8" style:family="graphic" style:parent-style-name="standard">
      <style:graphic-properties svg:stroke-width="0.101cm" svg:stroke-color="#23ff23" draw:marker-start-width="0.649cm" draw:marker-end="Arrow" draw:marker-end-width="0.3cm" draw:fill="solid" draw:fill-color="#ffffff" draw:textarea-horizontal-align="center" draw:textarea-vertical-align="middle" fo:padding-top="0.6cm" fo:padding-bottom="0.049cm" fo:padding-left="0.049cm" fo:padding-right="0.049cm"/>
    </style:style>
    <style:style style:name="gr9" style:family="graphic" style:parent-style-name="standard">
      <style:graphic-properties svg:stroke-width="0.049cm" svg:stroke-color="#996633" draw:marker-start-width="0.494cm" draw:marker-end-width="0.494cm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svg:stroke-width="0.049cm" svg:stroke-color="#ff9900" draw:marker-start-width="0.494cm" draw:marker-end="Arrow" draw:marker-end-width="0.374cm" draw:textarea-horizontal-align="center" draw:textarea-vertical-align="middle" fo:padding-top="0.499cm" fo:padding-bottom="0.03cm" fo:padding-left="0.025cm" fo:padding-right="0.025cm"/>
    </style:style>
    <style:style style:name="gr11" style:family="graphic" style:parent-style-name="standard">
      <style:graphic-properties svg:stroke-width="0.049cm" svg:stroke-color="#ff9900" draw:marker-start="Arrow" draw:marker-start-width="0.494cm" draw:marker-end="Arrow" draw:marker-end-width="0.494cm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draw:stroke="none" svg:stroke-color="#000000" draw:fill="none" draw:fill-color="#ffffff" fo:min-height="0.282cm"/>
    </style:style>
    <style:style style:name="gr13" style:family="graphic" style:parent-style-name="standard">
      <style:graphic-properties svg:stroke-width="0.049cm" svg:stroke-color="#ff00ff" draw:marker-start="Arrow" draw:marker-start-width="0.3cm" draw:marker-end="" draw:marker-end-width="0.374cm" draw:textarea-horizontal-align="center" draw:textarea-vertical-align="middle" fo:padding-top="0.499cm" fo:padding-bottom="0.03cm" fo:padding-left="0.025cm" fo:padding-right="0.025cm"/>
    </style:style>
    <style:style style:name="gr14" style:family="graphic" style:parent-style-name="standard" style:list-style-name="L1">
      <style:graphic-properties draw:stroke="none" draw:fill="none" fo:min-height="0.977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0000" style:font-name="Arial" fo:font-size="12pt"/>
    </style:style>
    <style:style style:name="P5" style:family="paragraph">
      <style:paragraph-properties fo:text-align="center"/>
      <style:text-properties fo:color="#0000ff" style:font-name="Arial" fo:font-size="12pt"/>
    </style:style>
    <style:style style:name="P6" style:family="paragraph">
      <loext:graphic-properties draw:fill="solid" draw:fill-color="#ffffff"/>
      <style:paragraph-properties fo:text-align="center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solid" draw:fill-color="#ffffff"/>
      <style:paragraph-properties fo:text-align="center"/>
      <style:text-properties fo:color="#00ae00"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  <style:text-properties fo:color="#ff9900"/>
    </style:style>
    <style:style style:name="P9" style:family="paragraph">
      <style:paragraph-properties fo:text-align="center"/>
      <style:text-properties fo:color="#ff9900" style:font-name="Arial" fo:font-size="9pt" style:font-size-asian="9pt" style:font-size-complex="9pt"/>
    </style:style>
    <style:style style:name="P10" style:family="paragraph">
      <style:paragraph-properties fo:text-align="center"/>
      <style:text-properties fo:color="#ff9900" style:font-name="Arial" fo:font-size="8pt" style:font-size-asian="8pt" style:font-size-complex="8pt"/>
    </style:style>
    <style:style style:name="P11" style:family="paragraph">
      <style:paragraph-properties fo:text-align="center"/>
      <style:text-properties fo:color="#ffd320" style:font-name="Arial1" fo:font-size="11pt" style:font-size-asian="11pt" style:font-size-complex="11pt"/>
    </style:style>
    <style:style style:name="P12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13" style:family="paragraph">
      <style:paragraph-properties fo:text-align="center"/>
      <style:text-properties fo:color="#ff00ff" style:font-name="Arial" fo:font-size="9pt" style:font-size-asian="9pt" style:font-size-complex="9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color="#ff9900"/>
    </style:style>
    <style:style style:name="P15" style:family="paragraph">
      <style:text-properties fo:color="#ff9900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ff9900"/>
    </style:style>
    <style:style style:name="T1" style:family="text">
      <style:text-properties fo:color="#ff0000" style:font-name="Arial" fo:font-size="12pt"/>
    </style:style>
    <style:style style:name="T2" style:family="text">
      <style:text-properties fo:color="#0000ff" style:font-name="Arial" fo:font-size="12pt"/>
    </style:style>
    <style:style style:name="T3" style:family="text"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00ae00" style:font-name="Arial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ff9900" style:font-name="Arial" fo:font-size="9pt" style:font-size-asian="9pt" style:font-size-complex="9pt"/>
    </style:style>
    <style:style style:name="T6" style:family="text">
      <style:text-properties fo:color="#ff9900" style:font-name="Arial" fo:font-size="8pt" style:font-size-asian="8pt" style:font-size-complex="8pt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fo:color="#ff00ff" style:font-name="Arial" fo:font-size="9pt" style:font-size-asian="9pt" style:font-size-complex="9pt"/>
    </style:style>
    <style:style style:name="T9" style:family="text">
      <style:text-properties fo:color="#ff9900" style:font-name="Arial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354cm" svg:y1="15.624cm" svg:x2="14.325cm" svg:y2="11.107cm">
            <text:p/>
          </draw:line>
          <draw:line draw:style-name="gr2" draw:text-style-name="P1" draw:layer="layout" svg:x1="9.423cm" svg:y1="19.274cm" svg:x2="9.423cm" svg:y2="10.732cm">
            <text:p/>
          </draw:line>
          <draw:rect draw:style-name="gr3" draw:text-style-name="P2" draw:layer="layout" svg:width="0.181cm" svg:height="0.182cm" svg:x="9.423cm" svg:y="13.11cm">
            <text:p/>
          </draw:rect>
          <draw:rect draw:style-name="gr3" draw:text-style-name="P2" draw:layer="layout" svg:width="0.181cm" svg:height="0.182cm" svg:x="9.439cm" svg:y="18.807cm">
            <text:p/>
          </draw:rect>
          <draw:line draw:style-name="gr4" draw:text-style-name="P4" draw:layer="layout" svg:x1="9.439cm" svg:y1="15.561cm" svg:x2="9.423cm" svg:y2="13.08cm">
            <text:p text:style-name="P3"><text:span text:style-name="T1">VMG</text:span></text:p>
          </draw:line>
          <draw:line draw:style-name="gr5" draw:text-style-name="P5" draw:layer="layout" svg:x1="9.423cm" svg:y1="11.041cm" svg:x2="9.423cm" svg:y2="8.768cm">
            <text:p text:style-name="P3"><text:span text:style-name="T2">True Wind</text:span></text:p>
          </draw:line>
          <draw:line draw:style-name="gr6" draw:text-style-name="P1" draw:layer="layout" svg:x1="9.439cm" svg:y1="15.561cm" svg:x2="16.531cm" svg:y2="13.529cm">
            <text:p/>
          </draw:line>
          <draw:line draw:style-name="gr7" draw:text-style-name="P6" draw:layer="layout" svg:x1="9.354cm" svg:y1="15.559cm" svg:x2="13.556cm" svg:y2="14.394cm">
            <text:p text:style-name="P3"><text:span text:style-name="T3">Polar Speed</text:span></text:p>
          </draw:line>
          <draw:line draw:style-name="gr8" draw:text-style-name="P7" draw:layer="layout" svg:x1="9.439cm" svg:y1="15.561cm" svg:x2="12.144cm" svg:y2="14.841cm">
            <text:p text:style-name="P3"><text:span text:style-name="T4">Act. Boat Speed</text:span></text:p>
          </draw:line>
          <draw:line draw:style-name="gr1" draw:text-style-name="P1" draw:layer="layout" svg:x1="9.354cm" svg:y1="15.562cm" svg:x2="16.532cm" svg:y2="15.562cm">
            <text:p/>
          </draw:line>
          <draw:polyline draw:style-name="gr9" draw:text-style-name="P1" draw:layer="layout" svg:width="6.297cm" svg:height="4.715cm" draw:transform="skewX (0.001221730476396) rotate (1.11526539202438) translate (8.0873636373261cm 18.0629737110369cm)" svg:viewBox="0 0 6298 4716" draw:points="2805,37 3443,37 3517,0 5741,821 6090,1252 6298,1677 6118,2329 5856,2986 5678,3330 5384,3620 4774,4044 4112,4406 3312,4708 2514,4716 1748,4419 1136,3989 652,3336 326,2675 170,2024 0,1488">
            <text:p/>
          </draw:polyline>
          <draw:line draw:style-name="gr6" draw:text-style-name="P1" draw:layer="layout" svg:x1="9.423cm" svg:y1="13.11cm" svg:x2="14.663cm" svg:y2="13.08cm">
            <text:p/>
          </draw:line>
          <draw:line draw:style-name="gr10" draw:text-style-name="P9" draw:layer="layout" svg:x1="9.423cm" svg:y1="15.56cm" svg:x2="12.139cm" svg:y2="13.11cm">
            <text:p text:style-name="P8"><text:span text:style-name="T5">Target Speed</text:span></text:p>
          </draw:line>
          <draw:line draw:style-name="gr6" draw:text-style-name="P1" draw:layer="layout" svg:x1="9.026cm" svg:y1="18.987cm" svg:x2="14.855cm" svg:y2="18.956cm">
            <text:p/>
          </draw:line>
          <draw:line draw:style-name="gr10" draw:text-style-name="P10" draw:layer="layout" svg:x1="9.439cm" svg:y1="15.562cm" svg:x2="11.042cm" svg:y2="18.951cm">
            <text:p text:style-name="P8"><text:span text:style-name="T6">Target Speed</text:span></text:p>
          </draw:line>
          <draw:ellipse draw:style-name="gr2" draw:text-style-name="P1" draw:layer="layout" svg:width="0.172cm" svg:height="0.142cm" svg:x="12.055cm" svg:y="13.009cm">
            <text:p/>
          </draw:ellipse>
          <draw:ellipse draw:style-name="gr2" draw:text-style-name="P1" draw:layer="layout" svg:width="0.172cm" svg:height="0.142cm" svg:x="10.975cm" svg:y="18.878cm">
            <text:p/>
          </draw:ellipse>
          <draw:ellipse draw:style-name="gr11" draw:text-style-name="P11" draw:layer="layout" svg:width="7.319cm" svg:height="6.061cm" svg:x="6.796cm" svg:y="9.303cm" draw:kind="arc" draw:start-angle="17.97" draw:end-angle="105.79">
            <text:p text:style-name="P3"/>
          </draw:ellipse>
          <draw:ellipse draw:style-name="gr3" draw:text-style-name="P2" draw:layer="layout" svg:width="0.556cm" svg:height="0.532cm" svg:x="6.618cm" svg:y="10.856cm">
            <text:p/>
          </draw:ellipse>
          <draw:ellipse draw:style-name="gr2" draw:text-style-name="P1" draw:layer="layout" svg:width="0.214cm" svg:height="0.19cm" svg:x="6.803cm" svg:y="11.044cm">
            <text:p/>
          </draw:ellipse>
          <draw:frame draw:style-name="gr12" draw:text-style-name="P12" draw:layer="layout" svg:width="2.46cm" svg:height="0.645cm" svg:x="5.262cm" svg:y="11.288cm">
            <draw:text-box>
              <text:p><text:span text:style-name="T7">Waypoint</text:span></text:p>
            </draw:text-box>
          </draw:frame>
          <draw:line draw:style-name="gr6" draw:text-style-name="P1" draw:layer="layout" svg:x1="9.439cm" svg:y1="15.56cm" svg:x2="5.923cm" svg:y2="9.409cm">
            <text:p/>
          </draw:line>
          <draw:line draw:style-name="gr1" draw:text-style-name="P1" draw:layer="layout" svg:x1="8.894cm" svg:y1="14.56cm" svg:x2="11.969cm" svg:y2="12.896cm">
            <text:p/>
          </draw:line>
          <draw:line draw:style-name="gr13" draw:text-style-name="P13" draw:layer="layout" svg:x1="8.894cm" svg:y1="14.561cm" svg:x2="9.423cm" svg:y2="15.56cm">
            <text:p text:style-name="P3"><text:span text:style-name="T8">CMG</text:span></text:p>
          </draw:line>
          <draw:ellipse draw:style-name="gr2" draw:text-style-name="P1" draw:layer="layout" svg:width="0.174cm" svg:height="0.144cm" svg:x="11.234cm" svg:y="13.214cm">
            <text:p/>
          </draw:ellipse>
          <draw:line draw:style-name="gr2" draw:text-style-name="P1" draw:layer="layout" svg:x1="9.016cm" svg:y1="14.474cm" svg:x2="8.894cm" svg:y2="14.289cm">
            <text:p/>
          </draw:line>
          <draw:line draw:style-name="gr2" draw:text-style-name="P1" draw:layer="layout" svg:x1="8.765cm" svg:y1="14.368cm" svg:x2="8.894cm" svg:y2="14.289cm">
            <text:p/>
          </draw:line>
          <draw:frame draw:style-name="gr14" draw:text-style-name="P16" draw:layer="layout" svg:width="3.873cm" svg:height="1.227cm" draw:transform="rotate (-0.436332312998582) translate (10.244cm 9.103cm)">
            <draw:text-box>
              <text:p text:style-name="P14"><text:span text:style-name="T9">Target VMG angle</text:span></text:p>
              <text:p text:style-name="P15"><text:span text:style-name="T9">= Target TWA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arco PÉTRÍ</meta:initial-creator>
    <meta:creation-date>2020-08-24T22:26:14.345000000</meta:creation-date>
    <dc:date>2020-08-24T22:37:53.957000000</dc:date>
    <dc:creator>Marco PÉTRÍ</dc:creator>
    <meta:editing-duration>PT54S</meta:editing-duration>
    <meta:editing-cycles>1</meta:editing-cycles>
    <meta:document-statistic meta:object-count="29"/>
    <meta:generator>LibreOffice/6.3.2.2$Windows_X86_64 LibreOffice_project/98b30e735bda24bc04ab42594c85f7fd8be07b9c</meta:generator>
  </office:meta>
</office:document-meta>
</file>